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uring</text:span><text:span text:style-name="T1_2"><text:s/></text:span><text:span text:style-name="T1_3">training</text:span><text:span text:style-name="T1_4"><text:s/></text:span><text:span text:style-name="T1_5">cycle</text:span><text:span text:style-name="T1_6"><text:s/><text:tab/>,<text:s/></text:span><text:span text:style-name="T1_7">train</text:span><text:span text:style-name="T1_8"><text:s/></text:span><text:span text:style-name="T1_9">error</text:span><text:span text:style-name="T1_10"><text:s/>,<text:s text:c="2"/></text:span><text:span text:style-name="T1_11">test</text:span><text:span text:style-name="T1_12"><text:s/></text:span><text:span text:style-name="T1_13">error</text:span><text:span text:style-name="T1_14"><text:s/>,<text:s text:c="3"/>300</text:span></text:p>
      <text:p text:style-name="P2"><text:span text:style-name="T2_1">11<text:s text:c="3"/>,<text:tab/>3.465475,<text:s text:c="3"/>1.525523</text:span></text:p>
      <text:p text:style-name="P3"><text:span text:style-name="T3_1">21<text:s text:c="3"/>,<text:tab/>3.627518,<text:s text:c="3"/>1.554209</text:span></text:p>
      <text:p text:style-name="P4"><text:span text:style-name="T4_1">31<text:s text:c="3"/>,<text:tab/>3.464274,<text:s text:c="3"/>1.450102</text:span></text:p>
      <text:p text:style-name="P5"><text:span text:style-name="T5_1">41<text:s text:c="3"/>,<text:tab/>3.278283,<text:s text:c="3"/>1.363375</text:span></text:p>
      <text:p text:style-name="P6"><text:span text:style-name="T6_1">51<text:s text:c="3"/>,<text:tab/>3.139815,<text:s text:c="3"/>1.349315</text:span></text:p>
      <text:p text:style-name="P7"><text:span text:style-name="T7_1">61<text:s text:c="3"/>,<text:tab/>3.354822,<text:s text:c="3"/>1.314342</text:span></text:p>
      <text:p text:style-name="P8"><text:span text:style-name="T8_1">71<text:s text:c="3"/>,<text:tab/>3.22341,<text:s text:c="3"/>1.362618</text:span></text:p>
      <text:p text:style-name="P9"><text:span text:style-name="T9_1">81<text:s text:c="3"/>,<text:tab/>2.976158,<text:s text:c="3"/>1.219659</text:span></text:p>
      <text:p text:style-name="P10"><text:span text:style-name="T10_1">91<text:s text:c="3"/>,<text:tab/>3.151098,<text:s text:c="3"/>1.322071</text:span></text:p>
      <text:p text:style-name="P11"><text:span text:style-name="T11_1">101<text:s text:c="3"/>,<text:tab/>3.275354,<text:s text:c="3"/>1.350131</text:span></text:p>
      <text:p text:style-name="P12"><text:span text:style-name="T12_1">111<text:s text:c="3"/>,<text:tab/>3.159672,<text:s text:c="3"/>1.220018</text:span></text:p>
      <text:p text:style-name="P13"><text:span text:style-name="T13_1">121<text:s text:c="3"/>,<text:tab/>3.137639,<text:s text:c="3"/>1.278312</text:span></text:p>
      <text:p text:style-name="P14"><text:span text:style-name="T14_1">131<text:s text:c="3"/>,<text:tab/>3.010041,<text:s text:c="3"/>1.315439</text:span></text:p>
      <text:p text:style-name="P15"><text:span text:style-name="T15_1">141<text:s text:c="3"/>,<text:tab/>3.135951,<text:s text:c="3"/>1.344394</text:span></text:p>
      <text:p text:style-name="P16"><text:span text:style-name="T16_1">151<text:s text:c="3"/>,<text:tab/>3.008614,<text:s text:c="3"/>1.32551</text:span></text:p>
      <text:p text:style-name="P17"><text:span text:style-name="T17_1">161<text:s text:c="3"/>,<text:tab/>3.195164,<text:s text:c="3"/>1.372588</text:span></text:p>
      <text:p text:style-name="P18"><text:span text:style-name="T18_1">171<text:s text:c="3"/>,<text:tab/>3.092922,<text:s text:c="3"/>1.302434</text:span></text:p>
      <text:p text:style-name="P19"><text:span text:style-name="T19_1">181<text:s text:c="3"/>,<text:tab/>3.029545,<text:s text:c="3"/>1.365281</text:span></text:p>
      <text:p text:style-name="P20"><text:span text:style-name="T20_1">191<text:s text:c="3"/>,<text:tab/>3.132152,<text:s text:c="3"/>1.727024</text:span></text:p>
      <text:p text:style-name="P21"><text:span text:style-name="T21_1">201<text:s text:c="3"/>,<text:tab/>2.994426,<text:s text:c="3"/>1.137994</text:span></text:p>
      <text:p text:style-name="P22"><text:span text:style-name="T22_1">211<text:s text:c="3"/>,<text:tab/>2.857639,<text:s text:c="3"/>1.15704</text:span></text:p>
      <text:p text:style-name="P23"><text:span text:style-name="T23_1">221<text:s text:c="3"/>,<text:tab/>3.084058,<text:s text:c="3"/>1.133093</text:span></text:p>
      <text:p text:style-name="P24"><text:span text:style-name="T24_1">231<text:s text:c="3"/>,<text:tab/>2.972773,<text:s text:c="3"/>1.324895</text:span></text:p>
      <text:p text:style-name="P25"><text:span text:style-name="T25_1">241<text:s text:c="3"/>,<text:tab/>2.939037,<text:s text:c="3"/>1.327759</text:span></text:p>
      <text:p text:style-name="P26"><text:span text:style-name="T26_1">251<text:s text:c="3"/>,<text:tab/>3.092677,<text:s text:c="3"/>1.320299</text:span></text:p>
      <text:p text:style-name="P27"><text:span text:style-name="T27_1">261<text:s text:c="3"/>,<text:tab/>3.120957,<text:s text:c="3"/>1.27737</text:span></text:p>
      <text:p text:style-name="P28"><text:span text:style-name="T28_1">271<text:s text:c="3"/>,<text:tab/>3.00986,<text:s text:c="3"/>1.454504</text:span></text:p>
      <text:p text:style-name="P29"><text:span text:style-name="T29_1">281<text:s text:c="3"/>,<text:tab/>2.942603,<text:s text:c="3"/>1.381058</text:span></text:p>
      <text:p text:style-name="P30"><text:span text:style-name="T30_1">291<text:s text:c="3"/>,<text:tab/>3.309312,<text:s text:c="3"/>1.324529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